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Times New Roman1" officeooo:rsid="00110d3b" officeooo:paragraph-rsid="00110d3b"/>
    </style:style>
    <style:style style:name="P3" style:family="paragraph" style:parent-style-name="Text_20_body" style:list-style-name="L2">
      <style:paragraph-properties fo:text-align="justify" style:justify-single-word="false"/>
      <style:text-properties style:font-name="Times New Roman1" officeooo:rsid="00110d3b" officeooo:paragraph-rsid="00110d3b"/>
    </style:style>
    <style:style style:name="P4" style:family="paragraph" style:parent-style-name="Text_20_body" style:list-style-name="L3">
      <style:text-properties style:font-name="Times New Roman1" officeooo:rsid="00110d3b" officeooo:paragraph-rsid="00110d3b"/>
    </style:style>
    <style:style style:name="P5" style:family="paragraph" style:parent-style-name="Text_20_body">
      <style:text-properties style:font-name="Times New Roman1" officeooo:rsid="00110d3b" officeooo:paragraph-rsid="00110d3b"/>
    </style:style>
    <style:style style:name="P6" style:family="paragraph" style:parent-style-name="Text_20_body" style:list-style-name="L4">
      <style:text-properties style:font-name="Times New Roman1" officeooo:rsid="00110d3b" officeooo:paragraph-rsid="00110d3b"/>
    </style:style>
    <style:style style:name="P7" style:family="paragraph" style:parent-style-name="Text_20_body">
      <style:paragraph-properties fo:text-align="justify" style:justify-single-word="false"/>
      <style:text-properties style:font-name="Times New Roman1"/>
    </style:style>
    <style:style style:name="P8" style:family="paragraph" style:parent-style-name="Index_20_Heading">
      <style:text-properties style:font-name="Arial1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officeooo:rsid="00110d3b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docs-internal-guid-ae28aefa-04a9-5865-59a5-8605640ccfb6"/><text:span text:style-name="T1">Écritures littérales</text:span> </text:p>
      <text:p text:style-name="Standard"/>
      <text:h text:style-name="Heading_20_1" text:outline-level="1">Développer</text:h>
      <text:p text:style-name="P7"><text:tab/><text:span text:style-name="T2">Développer, c'est transformer un produit en somme.</text:span></text:p>
      <text:p text:style-name="P7"><text:tab/><text:span text:style-name="T2">Exemples :</text:span></text:p>
      <text:list xml:id="list691851812848271864" text:style-name="L1">
        <text:list-item>
          <text:p text:style-name="P2">k(a+b) = ka +kb</text:p>
        </text:list-item>
        <text:list-item>
          <text:p text:style-name="P2">k(a-b) = ka – kb</text:p>
        </text:list-item>
        <text:list-item>
          <text:p text:style-name="P2">(a+b)(c+d) = ac + ad + bc + bd</text:p>
        </text:list-item>
      </text:list>
      <text:h text:style-name="Heading_20_1" text:outline-level="1">Factoriser</text:h>
      <text:p text:style-name="P7"><text:tab/><text:span text:style-name="T2">Factoriser, c'est transformer une somme en produit.</text:span></text:p>
      <text:p text:style-name="P7"><text:tab/><text:span text:style-name="T2">Exemples :</text:span></text:p>
      <text:list xml:id="list1102045580106090575" text:style-name="L2">
        <text:list-item>
          <text:p text:style-name="P3">ka + kb = k(a+b)</text:p>
        </text:list-item>
        <text:list-item>
          <text:p text:style-name="P3">ka – kb = k(a-b)</text:p>
        </text:list-item>
      </text:list>
      <text:h text:style-name="Heading_20_1" text:outline-level="1">Identités remarquables</text:h>
      <text:p text:style-name="P1"><text:tab/><text:span text:style-name="T2">Il existe trois identités remarquables découlant du développement et de la factorisation :</text:span></text:p>
      <text:list xml:id="list3648582402856546011" text:style-name="L3">
        <text:list-item>
          <text:p text:style-name="P4">(a+b)² = a² +2ab + b²</text:p>
        </text:list-item>
        <text:list-item>
          <text:p text:style-name="P4">(a-b)² = a² - 2ab + b²</text:p>
        </text:list-item>
        <text:list-item>
          <text:p text:style-name="P4">(a-b)(a+b) = a² - b²</text:p>
        </text:list-item>
      </text:list>
      <text:p text:style-name="P5"><text:tab/>Si on développe ces trois expressions, on vérifie en effet :</text:p>
      <text:list xml:id="list2252058132538960287" text:style-name="L4">
        <text:list-item>
          <text:p text:style-name="P6">(a+b) x (a+b) = aa + ab + ba + bb = a² + 2ab + b²</text:p>
        </text:list-item>
        <text:list-item>
          <text:p text:style-name="P6">(a-b) x (a-b) = aa – ab – ba + bb = a² – 2ab + b²</text:p>
        </text:list-item>
        <text:list-item>
          <text:p text:style-name="P6">(a-b) x (a+b) = aa + ab – ba – bb = a² - b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00%" style:page-number="auto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RQUAY</meta:initial-creator>
    <meta:creation-date>2016-02-21T17:26:19.937000000</meta:creation-date>
    <dc:date>2016-02-21T17:41:28.514000000</dc:date>
    <dc:creator>Christian MARQUAY</dc:creator>
    <meta:editing-duration>PT15M10S</meta:editing-duration>
    <meta:editing-cycles>1</meta:editing-cycles>
    <meta:document-statistic meta:table-count="0" meta:image-count="0" meta:object-count="0" meta:page-count="1" meta:paragraph-count="21" meta:word-count="164" meta:character-count="654" meta:non-whitespace-character-count="525"/>
    <meta:generator>LibreOffice/5.0.4.2$Windows_X86_64 LibreOffice_project/2b9802c1994aa0b7dc6079e128979269cf95bc78</meta:generator>
  </office:meta>
</office:document-meta>
</file>